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3 )</text:p>
      <text:p text:style-name="P1"/>
      <text:p text:style-name="P1">Słowniczek:</text:p>
      <text:p text:style-name="P2"/>
      <text:p text:style-name="P3">SIGSEGV – sygnał systemów POSIX ( tutaj systemu Linux ), mający zazwyczaj kod 11: oznaczający błąd segmentacji.</text:p>
      <text:p text:style-name="P3">STL – Standard Template Library – czyli standardowa biblioteka szablonów C++</text:p>
      <text:p text:style-name="P3">IDE – Zintegrowane środowisko developerskie</text:p>
      <text:p text:style-name="P3">WYSIWYG – Od Angielskiego „What You See Is What You Get”.</text:p>
      <text:p text:style-name="P3">parser – analizator składniowy, czyli program/ narzędzie/ biblioteka mająca na celu dokonanie analizy poprawności gramatycznej danych wejściowych na podstawie określonych reguł i struktur (zazwyczaj konkretnego języka)</text:p>
      <text:p text:style-name="P3">GPL – Gnu Public License</text:p>
      <text:p text:style-name="P3">LGPL – Limited Gnu Public License</text:p>
      <text:p text:style-name="P3">UNIX – system operacyjny napisany w 1969 roku, stał się wzorem dla twórców innych systemów takich jak np. Linux, BSD czy Mac OSX</text:p>
      <text:p text:style-name="P3">GUI – graficzny interfejs użytkownika, oferuje możliwość przedstawienia programu w postaci graficznej ( okienkowej )</text:p>
      <text:p text:style-name="P3">portowalność – możliwość uruchamiania/ pisania aplikacji jednakowo działających/ kompilowalnych, niezależnie od systemu operacyjnego</text:p>
      <text:p text:style-name="P3">adres nieroutowalny – adres IP który jest pomijany przy routingu w sieci Internet ( np. sieci <text:s/>192.168.0.0 czy 10.0.0.0 ), mający zastosowanie w tworzeniu sieci lokalnych LA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3:09:02</meta:creation-date>
    <dc:date>2008-08-18T15:48:06</dc:date>
    <meta:editing-cycles>10</meta:editing-cycles>
    <meta:editing-duration>PT8M18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3" meta:word-count="144" meta:character-count="1138"/>
  </office:meta>
</office:document-meta>
</file>